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7146860033679963343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73290580448236980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339813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s fast as 7:53/mile.</text:p>
      <text:p text:style-name="P9"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t the end of the last run was 152.</text:p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0T14:13:13.11</dc:date>
    <dc:creator>James Lombardi</dc:creator>
    <meta:editing-duration>P1DT1H58M7S</meta:editing-duration>
    <meta:editing-cycles>150</meta:editing-cycles>
    <meta:generator>OpenOffice/4.1.2$Win32 OpenOffice.org_project/412m3$Build-9782</meta:generator>
    <meta:document-statistic meta:table-count="0" meta:image-count="0" meta:object-count="0" meta:page-count="7" meta:paragraph-count="149" meta:word-count="2285" meta:character-count="10858"/>
  </office:meta>
</office:document-meta>
</file>